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807in"/>
    </style:style>
    <style:style style:name="co3" style:family="table-column">
      <style:table-column-properties fo:break-before="auto" style:column-width="1.3799in"/>
    </style:style>
    <style:style style:name="co4" style:family="table-column">
      <style:table-column-properties fo:break-before="auto" style:column-width="1.4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 Data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tar Rating</text:p>
          </table:table-cell>
          <table:table-cell office:value-type="string" calcext:value-type="string">
            <text:p>Length of stay (day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yleigh Hayes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egend Park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brey Moss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orter Gonzales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Hadley Hodges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lonzo Baldwi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Esmeralda McClain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Mitchell Fischer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Maci Sweeney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Nixon Cox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Sadie O’Donnell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Lian Lindsey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Colette Mack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Esteban Wong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delaide Dixon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Camden Atkins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Mina Brennan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Curtis Buck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Livia Adam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udson Combs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Irene Soto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arrett Ric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da Spears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Ameer Black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Molly Norman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ziel Griffin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Charlie McLaughlin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Ibrahim Bailey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Kennedy Graves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Cesar Trejo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Rosalyn Riley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mari Moss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Bianca Shaw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Elliot Erickson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Sabrina Watkins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Nash Duff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Addisyn Powell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Bennett Travis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Mazikee Holt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Niko Fry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Clarissa Silv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Luka Kerr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Baylee Porter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hett Potts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Ellison Holland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Brady Yu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Navy Murray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Ashton Hahn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Fallon Fields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Clayton Finley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Jovie Ward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Jameson Montgomery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Evangeline Knight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Beckett Lyon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Kenzie Shannon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Eliel Moren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Mary Wallace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Chase Lane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Amy Collier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Edison Morto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Mallory Brown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Elijah Macdonald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Rosalia Floyd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Pierce Lang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Amirah Rowland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Eliezer Stephenson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Khaleesi Navarro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Reid Mason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Sienna Miranda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Rory Norton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Kylee Cook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Ezekiel Hardin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ada Ryan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Timothy Ayers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Simone Tate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Dalton Sanders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Everleigh Schwartz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Edwin Huber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Raquel Gonzales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Brayden Flemin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Fatima Garza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Judah Thomas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Elizabeth Vega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Aidan Olsen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Oaklyn Copeland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Axton Mahoney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Promise Frost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Dario Santiago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Nyla Daniel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Grady Glass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Clare Cunningham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Alejandro Zuniga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Leslie Walters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Colson Bake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Isla Lara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Caiden Gates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Melina Rose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Hayden House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Sariah Fleming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Fernando Gilmor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Chanel Benitez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Justice Santiago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Nyla Ochoa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Winston Howell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Mckenna Cisneros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Alden Finle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Jovie Bailey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Axel Moreno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Mary Keith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Jagger Haynes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Lexi Serrano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Milan Dougherty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Alisson Conway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Orlando Wilkerso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Janiyah Hubbard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Forrest Schneider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Delaney Jones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William Mayo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Aarya Lowe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Julius McDaniel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Dahlia McCall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Kiaan Stone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Catalina McKinney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Romeo Andrad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Emmy Logan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Rocco Ferguson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Juliana Spencer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Ace Whitney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Madalynn Shield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Devon May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Adriana Vang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Jimmy Farrell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Kassidy Harrington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Omari Schroede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Cameron Norman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Aziel Finley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Jovie Barron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Dustin Meyers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Leyla Sulliva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Evan Baxter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Lara Vu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Kamdyn Wheeler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Sydney Winters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Deandre Atkinso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Jazmin Ayers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Ulises Barnett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Harlow Davidson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Dante Huffman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Hayley Owens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Adriel Moran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42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ge of Demographic" table:style-name="ta1">
        <table:shapes>
          <draw:frame draw:z-index="0" draw:style-name="gr1" draw:text-style-name="P1" svg:width="6.2988in" svg:height="3.5429in" svg:x="3.3374in" svg:y="0.2016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4" table:default-cell-style-name="ce9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Age</text:p>
          </table:table-cell>
          <table:table-cell table:style-name="ce7" office:value-type="string" calcext:value-type="string">
            <text:p>Count - CustomerID</text:p>
          </table:table-cell>
          <table:table-cell table:number-columns-repeated="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his we can see that the ages that stay at the hotel the most are people in the ages 24, 29, and 57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1" office:value-type="float" office:value="150" calcext:value-type="float">
            <text:p>150</text:p>
          </table:table-cell>
          <table:table-cell table:number-columns-repeated="2"/>
        </table:table-row>
      </table:table>
      <table:table table:name="Hotel Reviews" table:style-name="ta1">
        <table:shapes>
          <draw:frame draw:z-index="0" draw:style-name="gr1" draw:text-style-name="P1" svg:width="6.2988in" svg:height="3.5429in" svg:x="2.7783in" svg:y="0.285in">
            <draw:object draw:notify-on-update-of-ranges="'Hotel Reviews'.B1:'Hotel Reviews'.B1 'Hotel Reviews'.B2:'Hotel Reviews'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2" office:value-type="string" calcext:value-type="string">
            <text:p>Star Rating</text:p>
          </table:table-cell>
          <table:table-cell table:style-name="ce13" office:value-type="string" calcext:value-type="string">
            <text:p>Total Result</text:p>
          </table:table-cell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rom this we can see that the hotel has a pretty evenly distrubution of reviews ranging fr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ne to five. While the highest values seem to be 5, by one additional person.</text:p>
          </table:table-cell>
        </table:table-row>
      </table:table>
      <table:named-expressions/>
      <table:database-ranges>
        <table:database-range table:name="__Anonymous_Sheet_DB__1" table:target-range-address="'Age of Demographic'.A1:'Age of Demographic'.B58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Age of Demographic'.A1:'Age of Demographic'.B58" table:buttons="'Age of Demographic'.A1" table:show-filter-button="false" table:drill-down-on-double-click="false">
          <table:source-cell-range table:cell-range-address="'Base Data'.A1:'Base Data'.E1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e" table:orientation="row" table:used-hierarchy="0" table:function="auto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stomerID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3T12:31:47.137552800</meta:creation-date>
    <dc:date>2025-09-03T13:22:26.688298100</dc:date>
    <meta:editing-duration>PT4M7S</meta:editing-duration>
    <meta:editing-cycles>1</meta:editing-cycles>
    <meta:document-statistic meta:table-count="3" meta:cell-count="886" meta:object-count="2"/>
    <meta:generator>LibreOffice/25.8.1.1$Windows_X86_64 LibreOffice_project/54047653041915e595ad4e45cccea684809c77b5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6.437cm" svg:y="0.315cm" chart:style-name="ch2">
          <text:p>Hotel Reviews</text:p>
        </chart:title>
        <chart:legend chart:legend-position="end" svg:x="13.339cm" svg:y="4.201cm" style:legend-expansion="high" chart:style-name="ch3"/>
        <chart:plot-area chart:style-name="ch4" svg:x="1.318cm" svg:y="1.288cm" svg:width="11.701cm" svg:height="6.564cm">
          <chart:coordinate-region svg:x="1.966cm" svg:y="1.487cm" svg:width="11.053cm" svg:height="5.718cm"/>
          <chart:axis chart:dimension="x" chart:name="primary-x" chart:style-name="ch5">
            <chart:title svg:x="6.317cm" svg:y="8.033cm" chart:style-name="ch2">
              <text:p><text:span text:style-name="T1">Star Rating</text:span></text:p>
            </chart:title>
          </chart:axis>
          <chart:axis chart:dimension="y" chart:name="primary-y" chart:style-name="ch6">
            <chart:title svg:x="0.451cm" svg:y="6.269cm" chart:style-name="ch7">
              <text:p><text:span text:style-name="T1">Total Amount of people</text:span></text:p>
            </chart:title>
            <chart:grid chart:style-name="ch8" chart:class="major"/>
          </chart:axis>
          <chart:series chart:style-name="ch9" chart:values-cell-range-address="'Hotel Reviews'.B2:'Hotel Reviews'.B6" chart:label-cell-address="'Hotel Reviews'.B1:'Hotel Reviews'.B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esult</text:p>
                <draw:g>
                  <svg:desc>'Hotel Reviews'.B1:'Hotel Review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Hotel Reviews'.B2:'Hotel Reviews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1.1$Windows_X86_64 LibreOffice_project/54047653041915e595ad4e45cccea684809c77b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loext:data-pilot-source="DataPilot1" chart:class="chart:line" chart:style-name="ch1">
        <chart:title svg:x="4.429cm" svg:y="0.315cm" chart:style-name="ch2">
          <text:p>Most likely age to stay at the hotel</text:p>
        </chart:title>
        <chart:legend chart:legend-position="end" svg:x="13.19cm" svg:y="2.95cm" style:legend-expansion="high" chart:style-name="ch3"/>
        <chart:plot-area chart:style-name="ch4" svg:x="1.318cm" svg:y="1.288cm" svg:width="11.552cm" svg:height="5.664cm">
          <chart:coordinate-region svg:x="1.768cm" svg:y="1.487cm" svg:width="11.102cm" svg:height="4.653cm"/>
          <chart:axis chart:dimension="x" chart:name="primary-x" chart:style-name="ch5" chartooo:axis-type="auto">
            <chartooo:date-scale/>
            <chart:title svg:x="6.754cm" svg:y="7.133cm" chart:style-name="ch2">
              <text:p><text:span text:style-name="T1">Age</text:span></text:p>
            </chart:title>
            <chart:categories table:cell-range-address="PT@categories"/>
          </chart:axis>
          <chart:axis chart:dimension="y" chart:name="primary-y" chart:style-name="ch6">
            <chart:title svg:x="0.451cm" svg:y="5.439cm" chart:style-name="ch7">
              <text:p><text:span text:style-name="T1">Number of people</text:span>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</text:p>
                <draw:g>
                  <svg:desc>PT@categories</svg:desc>
                </draw:g>
              </table:table-cell>
              <table:table-cell office:value-type="float" office:value="1">
                <text:p>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1.1$Windows_X86_64 LibreOffice_project/54047653041915e595ad4e45cccea684809c77b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